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078cm"/>
    </style:style>
    <style:style style:name="co3" style:family="table-column">
      <style:table-column-properties fo:break-before="auto" style:column-width="2.462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31cm"/>
    </style:style>
    <style:style style:name="co6" style:family="table-column">
      <style:table-column-properties fo:break-before="auto" style:column-width="6.639cm"/>
    </style:style>
    <style:style style:name="co7" style:family="table-column">
      <style:table-column-properties fo:break-before="auto" style:column-width="3.5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Arial2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5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7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6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3];3;4)&amp;&quot; &quot;&amp;MID([.B3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7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4];3;4)&amp;&quot; &quot;&amp;MID([.B4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6];3;4)&amp;&quot; &quot;&amp;MID([.B6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6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7];3;4)&amp;&quot; &quot;&amp;MID([.B7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6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8];3;4)&amp;&quot; &quot;&amp;MID([.B8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6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0];3;4)&amp;&quot; &quot;&amp;MID([.B10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6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1];3;4)&amp;&quot; &quot;&amp;MID([.B11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2];3;4)&amp;&quot; &quot;&amp;MID([.B12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6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4];3;4)&amp;&quot; &quot;&amp;MID([.B14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6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5];3;4)&amp;&quot; &quot;&amp;MID([.B15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16];3;4)&amp;&quot; &quot;&amp;MID([.B16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6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17];3;4)&amp;&quot; &quot;&amp;MID([.B17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18];3;4)&amp;&quot; &quot;&amp;MID([.B18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6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19];3;4)&amp;&quot; &quot;&amp;MID([.B19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6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1];3;4)&amp;&quot; &quot;&amp;MID([.B21];3;2)" office:value-type="string" office:string-value="CFG READ 4641 02" calcext:value-type="string">
            <text:p>CFG READ 4641 02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2];3;4)&amp;&quot; &quot;&amp;MID([.B22];3;2)" office:value-type="string" office:string-value="CFG READ 4641 03" calcext:value-type="string">
            <text:p>CFG READ 4641 03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3];3;4)&amp;&quot; &quot;&amp;MID([.B23];3;2)" office:value-type="string" office:string-value="CFG READ 4641 04" calcext:value-type="string">
            <text:p>CFG READ 4641 04</text:p>
          </table:table-cell>
          <table:table-cell table:style-name="ce9"/>
          <table:table-cell table:number-columns-repeated="1016"/>
        </table:table-row>
        <table:table-row table:style-name="ro4">
          <table:table-cell table:style-name="ce3" office:value-type="string" calcext:value-type="string">
            <text:p>0x4641</text:p>
          </table:table-cell>
          <table:table-cell table:style-name="ce3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4];3;4)&amp;&quot; &quot;&amp;MID([.B24];3;2)" office:value-type="string" office:string-value="CFG READ 4641 07" calcext:value-type="string">
            <text:p>CFG READ 4641 07</text:p>
          </table:table-cell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6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5];3;4)&amp;&quot; &quot;&amp;MID([.B25];3;2)" office:value-type="string" office:string-value="CFG READ 6075 00" calcext:value-type="string">
            <text:p>CFG READ 6075 00</text:p>
          </table:table-cell>
          <table:table-cell table:style-name="ce9"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6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27];3;4)&amp;&quot; &quot;&amp;MID([.B27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28];3;4)&amp;&quot; &quot;&amp;MID([.B28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6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29];3;4)&amp;&quot; &quot;&amp;MID([.B29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1];3;4)&amp;&quot; &quot;&amp;MID([.B31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6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2];3;4)&amp;&quot; &quot;&amp;MID([.B32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3];3;4)&amp;&quot; &quot;&amp;MID([.B33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6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4];3;4)&amp;&quot; &quot;&amp;MID([.B34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6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5];3;4)&amp;&quot; &quot;&amp;MID([.B35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6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36];3;4)&amp;&quot; &quot;&amp;MID([.B36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6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37];3;4)&amp;&quot; &quot;&amp;MID([.B37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6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38];3;4)&amp;&quot; &quot;&amp;MID([.B38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6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39];3;4)&amp;&quot; &quot;&amp;MID([.B39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6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0];3;4)&amp;&quot; &quot;&amp;MID([.B40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1];3;4)&amp;&quot; &quot;&amp;MID([.B41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6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2];3;4)&amp;&quot; &quot;&amp;MID([.B42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3];3;4)&amp;&quot; &quot;&amp;MID([.B43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6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4];3;4)&amp;&quot; &quot;&amp;MID([.B44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5];3;4)&amp;&quot; &quot;&amp;MID([.B45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6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46];3;4)&amp;&quot; &quot;&amp;MID([.B46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6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47];3;4)&amp;&quot; &quot;&amp;MID([.B47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6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48];3;4)&amp;&quot; &quot;&amp;MID([.B48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0];3;4)&amp;&quot; &quot;&amp;MID([.B50];3;2)" office:value-type="string" office:string-value="CFG READ 4611 01" calcext:value-type="string">
            <text:p>CFG READ 4611 0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1];3;4)&amp;&quot; &quot;&amp;MID([.B51];3;2)" office:value-type="string" office:string-value="CFG READ 4611 02" calcext:value-type="string">
            <text:p>CFG READ 4611 0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2];3;4)&amp;&quot; &quot;&amp;MID([.B52];3;2)" office:value-type="string" office:string-value="CFG READ 4611 03" calcext:value-type="string">
            <text:p>CFG READ 4611 03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3];3;4)&amp;&quot; &quot;&amp;MID([.B53];3;2)" office:value-type="string" office:string-value="CFG READ 4611 04" calcext:value-type="string">
            <text:p>CFG READ 4611 04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6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4];3;4)&amp;&quot; &quot;&amp;MID([.B54];3;2)" office:value-type="string" office:string-value="CFG READ 4611 05" calcext:value-type="string">
            <text:p>CFG READ 4611 05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6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5];3;4)&amp;&quot; &quot;&amp;MID([.B55];3;2)" office:value-type="string" office:string-value="CFG READ 4611 06" calcext:value-type="string">
            <text:p>CFG READ 4611 06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6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56];3;4)&amp;&quot; &quot;&amp;MID([.B56];3;2)" office:value-type="string" office:string-value="CFG READ 4611 07" calcext:value-type="string">
            <text:p>CFG READ 4611 07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57];3;4)&amp;&quot; &quot;&amp;MID([.B57];3;2)" office:value-type="string" office:string-value="CFG READ 4611 08" calcext:value-type="string">
            <text:p>CFG READ 4611 08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6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58];3;4)&amp;&quot; &quot;&amp;MID([.B58];3;2)" office:value-type="string" office:string-value="CFG READ 4611 09" calcext:value-type="string">
            <text:p>CFG READ 4611 09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59];3;4)&amp;&quot; &quot;&amp;MID([.B59];3;2)" office:value-type="string" office:string-value="CFG READ 4611 0a" calcext:value-type="string">
            <text:p>CFG READ 4611 0a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6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0];3;4)&amp;&quot; &quot;&amp;MID([.B60];3;2)" office:value-type="string" office:string-value="CFG READ 4611 0b" calcext:value-type="string">
            <text:p>CFG READ 4611 0b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1];3;4)&amp;&quot; &quot;&amp;MID([.B61];3;2)" office:value-type="string" office:string-value="CFG READ 4611 0c" calcext:value-type="string">
            <text:p>CFG READ 4611 0c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6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2];3;4)&amp;&quot; &quot;&amp;MID([.B62];3;2)" office:value-type="string" office:string-value="CFG READ 4611 0d" calcext:value-type="string">
            <text:p>CFG READ 4611 0d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3];3;4)&amp;&quot; &quot;&amp;MID([.B63];3;2)" office:value-type="string" office:string-value="CFG READ 4611 0e" calcext:value-type="string">
            <text:p>CFG READ 4611 0e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6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4];3;4)&amp;&quot; &quot;&amp;MID([.B64];3;2)" office:value-type="string" office:string-value="CFG READ 4611 0f" calcext:value-type="string">
            <text:p>CFG READ 4611 0f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5];3;4)&amp;&quot; &quot;&amp;MID([.B65];3;2)" office:value-type="string" office:string-value="CFG READ 4611 10" calcext:value-type="string">
            <text:p>CFG READ 4611 10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6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66];3;4)&amp;&quot; &quot;&amp;MID([.B66];3;2)" office:value-type="string" office:string-value="CFG READ 4611 11" calcext:value-type="string">
            <text:p>CFG READ 4611 11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67];3;4)&amp;&quot; &quot;&amp;MID([.B67];3;2)" office:value-type="string" office:string-value="CFG READ 4611 12" calcext:value-type="string">
            <text:p>CFG READ 4611 12</text:p>
          </table:table-cell>
          <table:table-cell table:style-name="ce9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6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69];3;4)&amp;&quot; &quot;&amp;MID([.B69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0];3;4)&amp;&quot; &quot;&amp;MID([.B70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6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1];3;4)&amp;&quot; &quot;&amp;MID([.B71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6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3];3;4)&amp;&quot; &quot;&amp;MID([.B73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6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4];3;4)&amp;&quot; &quot;&amp;MID([.B74];3;2)" office:value-type="string" office:string-value="CFG READ 2920 06" calcext:value-type="string">
            <text:p>CFG READ 292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76];3;4)&amp;&quot; &quot;&amp;MID([.B76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6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77];3;4)&amp;&quot; &quot;&amp;MID([.B77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78];3;4)&amp;&quot; &quot;&amp;MID([.B78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6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79];3;4)&amp;&quot; &quot;&amp;MID([.B79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6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0];3;4)&amp;&quot; &quot;&amp;MID([.B80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6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1];3;4)&amp;&quot; &quot;&amp;MID([.B81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3];3;4)&amp;&quot; &quot;&amp;MID([.B83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4];3;4)&amp;&quot; &quot;&amp;MID([.B84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6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5];3;4)&amp;&quot; &quot;&amp;MID([.B85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87];3;4)&amp;&quot; &quot;&amp;MID([.B87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88];3;4)&amp;&quot; &quot;&amp;MID([.B88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89];3;4)&amp;&quot; &quot;&amp;MID([.B89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0];3;4)&amp;&quot; &quot;&amp;MID([.B90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1];3;4)&amp;&quot; &quot;&amp;MID([.B91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2];3;4)&amp;&quot; &quot;&amp;MID([.B92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3];3;4)&amp;&quot; &quot;&amp;MID([.B93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4];3;4)&amp;&quot; &quot;&amp;MID([.B94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96];3;4)&amp;&quot; &quot;&amp;MID([.B96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97];3;4)&amp;&quot; &quot;&amp;MID([.B97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6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98];3;4)&amp;&quot; &quot;&amp;MID([.B98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99];3;4)&amp;&quot; &quot;&amp;MID([.B99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6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0];3;4)&amp;&quot; &quot;&amp;MID([.B100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1];3;4)&amp;&quot; &quot;&amp;MID([.B101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6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2];3;4)&amp;&quot; &quot;&amp;MID([.B102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3];3;4)&amp;&quot; &quot;&amp;MID([.B103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5];3;4)&amp;&quot; &quot;&amp;MID([.B105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06];3;4)&amp;&quot; &quot;&amp;MID([.B106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07];3;4)&amp;&quot; &quot;&amp;MID([.B107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6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08];3;4)&amp;&quot; &quot;&amp;MID([.B108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09];3;4)&amp;&quot; &quot;&amp;MID([.B109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0];3;4)&amp;&quot; &quot;&amp;MID([.B110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6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1];3;4)&amp;&quot; &quot;&amp;MID([.B111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2];3;4)&amp;&quot; &quot;&amp;MID([.B112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4];3;4)&amp;&quot; &quot;&amp;MID([.B114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6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5];3;4)&amp;&quot; &quot;&amp;MID([.B115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6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16];3;4)&amp;&quot; &quot;&amp;MID([.B116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18];3;4)&amp;&quot; &quot;&amp;MID([.B118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19];3;4)&amp;&quot; &quot;&amp;MID([.B119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1];3;4)&amp;&quot; &quot;&amp;MID([.B121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2];3;4)&amp;&quot; &quot;&amp;MID([.B122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3];3;4)&amp;&quot; &quot;&amp;MID([.B123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4];3;4)&amp;&quot; &quot;&amp;MID([.B124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26];3;4)&amp;&quot; &quot;&amp;MID([.B126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6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27];3;4)&amp;&quot; &quot;&amp;MID([.B127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1</text:p>
          </table:table-cell>
          <table:table-cell table:style-name="ce4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29];3;4)&amp;&quot; &quot;&amp;MID([.B129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2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0];3;4)&amp;&quot; &quot;&amp;MID([.B130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3</text:p>
          </table:table-cell>
          <table:table-cell table:style-name="ce4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1];3;4)&amp;&quot; &quot;&amp;MID([.B131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4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2];3;4)&amp;&quot; &quot;&amp;MID([.B132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5</text:p>
          </table:table-cell>
          <table:table-cell table:style-name="ce4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3];3;4)&amp;&quot; &quot;&amp;MID([.B133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6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4];3;4)&amp;&quot; &quot;&amp;MID([.B134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7</text:p>
          </table:table-cell>
          <table:table-cell table:style-name="ce4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5];3;4)&amp;&quot; &quot;&amp;MID([.B135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8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36];3;4)&amp;&quot; &quot;&amp;MID([.B136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9</text:p>
          </table:table-cell>
          <table:table-cell table:style-name="ce4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37];3;4)&amp;&quot; &quot;&amp;MID([.B137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a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38];3;4)&amp;&quot; &quot;&amp;MID([.B138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b</text:p>
          </table:table-cell>
          <table:table-cell table:style-name="ce4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39];3;4)&amp;&quot; &quot;&amp;MID([.B139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c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0];3;4)&amp;&quot; &quot;&amp;MID([.B140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d</text:p>
          </table:table-cell>
          <table:table-cell table:style-name="ce4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1];3;4)&amp;&quot; &quot;&amp;MID([.B141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e</text:p>
          </table:table-cell>
          <table:table-cell table:style-name="ce4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2];3;4)&amp;&quot; &quot;&amp;MID([.B142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0f</text:p>
          </table:table-cell>
          <table:table-cell table:style-name="ce4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3];3;4)&amp;&quot; &quot;&amp;MID([.B143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0</text:p>
          </table:table-cell>
          <table:table-cell table:style-name="ce4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4];3;4)&amp;&quot; &quot;&amp;MID([.B144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1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5];3;4)&amp;&quot; &quot;&amp;MID([.B145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4">
          <table:table-cell table:style-name="ce3" office:value-type="string" calcext:value-type="string">
            <text:p>0x4614</text:p>
          </table:table-cell>
          <table:table-cell table:style-name="ce3" office:value-type="string" calcext:value-type="string">
            <text:p>0x12</text:p>
          </table:table-cell>
          <table:table-cell table:style-name="ce4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46];3;4)&amp;&quot; &quot;&amp;MID([.B146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">
      <number:number number:decimal-places="1" number:min-integer-digits="1" number:grouping="true"/>
    </number:number-style>
    <number:number-style style:name="N200">
      <number:number number:decimal-places="3" number:min-integer-digits="1" number:grouping="true"/>
    </number:number-style>
    <number:number-style style:name="N201">
      <number:number number:decimal-places="4" number:min-integer-digits="1" number:grouping="true"/>
    </number:number-style>
    <number:number-style style:name="N202">
      <number:number number:decimal-places="5" number:min-integer-digits="1" number:grouping="true"/>
    </number:number-style>
    <number:number-style style:name="N203">
      <number:number number:decimal-places="19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5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5P0"/>
    </number:currency-style>
    <number:number-style style:name="N10129P0" style:volatile="true" number:language="de" number:country="DE">
      <number:number number:decimal-places="0" number:min-integer-digits="1" number:grouping="true"/>
      <number:text>    </number:text>
    </number:number-style>
    <number:number-style style:name="N10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9P2" style:volatile="true" number:language="de" number:country="DE">
      <number:text> -   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DE">
      <number:number number:decimal-places="0" number:min-integer-digits="1" number:grouping="true"/>
      <number:text> € </number:text>
    </number:number-style>
    <number:number-style style:name="N10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3P2" style:volatile="true" number:language="de" number:country="DE">
      <number:text> - €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DE">
      <number:number number:decimal-places="2" number:min-integer-digits="1" number:grouping="true"/>
      <number:text>    </number:text>
    </number:number-style>
    <number:number-style style:name="N10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7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7" number:language="de" number:country="D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DE">
      <number:number number:decimal-places="2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41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de" number:country="DE">
      <number:minutes number:style="long"/>
      <number:text>:</number:text>
      <number:seconds number:style="long"/>
    </number:time-style>
    <number:time-style style:name="N10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de" number:country="DE">
      <number:minutes number:style="long"/>
      <number:text>:</number:text>
      <number:seconds number:style="long" number:decimal-places="1"/>
    </number:time-style>
    <number:number-style style:name="N1014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.00.0000</text:date>, <text:time style:data-style-name="N2" text:time-value="16:29:33.6309626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01-08T16:30:27.170049427</dc:date>
    <dc:creator>Michael Balzer</dc:creator>
    <meta:editing-duration>P1DT13H37M56S</meta:editing-duration>
    <meta:editing-cycles>22</meta:editing-cycles>
    <meta:generator>LibreOffice/4.3.7.2$Linux_X86_64 LibreOffice_project/430m0$Build-2</meta:generator>
    <meta:document-statistic meta:table-count="1" meta:cell-count="833" meta:object-count="0"/>
  </office:meta>
</office:document-meta>
</file>